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09065" calcext:value-type="float">
            <text:p>2.26091</text:p>
          </table:table-cell>
          <table:table-cell office:value-type="float" office:value="2.45230441666667" calcext:value-type="float">
            <text:p>2.4523</text:p>
          </table:table-cell>
          <table:table-cell office:value-type="float" office:value="4.019666" calcext:value-type="float">
            <text:p>4.0196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312158333333" calcext:value-type="float">
            <text:p>2.24312</text:p>
          </table:table-cell>
          <table:table-cell office:value-type="float" office:value="2.40927908333333" calcext:value-type="float">
            <text:p>2.40928</text:p>
          </table:table-cell>
          <table:table-cell office:value-type="float" office:value="4.295456" calcext:value-type="float">
            <text:p>4.2954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04175" calcext:value-type="float">
            <text:p>2.23042</text:p>
          </table:table-cell>
          <table:table-cell office:value-type="float" office:value="2.32399125" calcext:value-type="float">
            <text:p>2.32399</text:p>
          </table:table-cell>
          <table:table-cell office:value-type="float" office:value="3.786978" calcext:value-type="float">
            <text:p>3.7869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1772375" calcext:value-type="float">
            <text:p>2.21772</text:p>
          </table:table-cell>
          <table:table-cell office:value-type="float" office:value="2.31947541666667" calcext:value-type="float">
            <text:p>2.31948</text:p>
          </table:table-cell>
          <table:table-cell office:value-type="float" office:value="3.497366" calcext:value-type="float">
            <text:p>3.4973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0601816666667" calcext:value-type="float">
            <text:p>2.20602</text:p>
          </table:table-cell>
          <table:table-cell office:value-type="float" office:value="2.31533316666667" calcext:value-type="float">
            <text:p>2.31533</text:p>
          </table:table-cell>
          <table:table-cell office:value-type="float" office:value="3.181249" calcext:value-type="float">
            <text:p>3.1812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1373275" calcext:value-type="float">
            <text:p>2.31373</text:p>
          </table:table-cell>
          <table:table-cell office:value-type="float" office:value="2.339759" calcext:value-type="float">
            <text:p>2.33976</text:p>
          </table:table-cell>
          <table:table-cell office:value-type="float" office:value="4.400196" calcext:value-type="float">
            <text:p>4.400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1114966666667" calcext:value-type="float">
            <text:p>2.31115</text:p>
          </table:table-cell>
          <table:table-cell office:value-type="float" office:value="2.38851175" calcext:value-type="float">
            <text:p>2.38851</text:p>
          </table:table-cell>
          <table:table-cell office:value-type="float" office:value="4.461188" calcext:value-type="float">
            <text:p>4.4611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07015" calcext:value-type="float">
            <text:p>2.2507</text:p>
          </table:table-cell>
          <table:table-cell office:value-type="float" office:value="2.30868483333333" calcext:value-type="float">
            <text:p>2.30868</text:p>
          </table:table-cell>
          <table:table-cell office:value-type="float" office:value="3.624496" calcext:value-type="float">
            <text:p>3.624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0534975" calcext:value-type="float">
            <text:p>2.30535</text:p>
          </table:table-cell>
          <table:table-cell office:value-type="float" office:value="2.32782933333333" calcext:value-type="float">
            <text:p>2.32783</text:p>
          </table:table-cell>
          <table:table-cell office:value-type="float" office:value="3.837568" calcext:value-type="float">
            <text:p>3.8375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5431" calcext:value-type="float">
            <text:p>2.18543</text:p>
          </table:table-cell>
          <table:table-cell office:value-type="float" office:value="2.29839183333333" calcext:value-type="float">
            <text:p>2.29839</text:p>
          </table:table-cell>
          <table:table-cell office:value-type="float" office:value="3.237559" calcext:value-type="float">
            <text:p>3.2375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02598" calcext:value-type="float">
            <text:p>2.2026</text:p>
          </table:table-cell>
          <table:table-cell office:value-type="float" office:value="2.29776091666667" calcext:value-type="float">
            <text:p>2.29776</text:p>
          </table:table-cell>
          <table:table-cell office:value-type="float" office:value="3.171017" calcext:value-type="float">
            <text:p>3.1710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854916666667" calcext:value-type="float">
            <text:p>2.22855</text:p>
          </table:table-cell>
          <table:table-cell office:value-type="float" office:value="2.29284916666667" calcext:value-type="float">
            <text:p>2.29285</text:p>
          </table:table-cell>
          <table:table-cell office:value-type="float" office:value="3.682207" calcext:value-type="float">
            <text:p>3.6822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789208333333" calcext:value-type="float">
            <text:p>2.28789</text:p>
          </table:table-cell>
          <table:table-cell office:value-type="float" office:value="2.36227375" calcext:value-type="float">
            <text:p>2.36227</text:p>
          </table:table-cell>
          <table:table-cell office:value-type="float" office:value="4.658824" calcext:value-type="float">
            <text:p>4.6588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2311291666667" calcext:value-type="float">
            <text:p>2.12311</text:p>
          </table:table-cell>
          <table:table-cell office:value-type="float" office:value="2.27887875" calcext:value-type="float">
            <text:p>2.27888</text:p>
          </table:table-cell>
          <table:table-cell office:value-type="float" office:value="2.810489" calcext:value-type="float">
            <text:p>2.8104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7448483333333" calcext:value-type="float">
            <text:p>2.27448</text:p>
          </table:table-cell>
          <table:table-cell office:value-type="float" office:value="2.45174608333333" calcext:value-type="float">
            <text:p>2.45175</text:p>
          </table:table-cell>
          <table:table-cell office:value-type="float" office:value="4.098704" calcext:value-type="float">
            <text:p>4.098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7132183333333" calcext:value-type="float">
            <text:p>2.27132</text:p>
          </table:table-cell>
          <table:table-cell office:value-type="float" office:value="2.2935285" calcext:value-type="float">
            <text:p>2.29353</text:p>
          </table:table-cell>
          <table:table-cell office:value-type="float" office:value="3.949687" calcext:value-type="float">
            <text:p>3.9496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6286066666667" calcext:value-type="float">
            <text:p>2.26286</text:p>
          </table:table-cell>
          <table:table-cell office:value-type="float" office:value="2.35514941666667" calcext:value-type="float">
            <text:p>2.35515</text:p>
          </table:table-cell>
          <table:table-cell office:value-type="float" office:value="4.303546" calcext:value-type="float">
            <text:p>4.3035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61451" calcext:value-type="float">
            <text:p>2.26145</text:p>
          </table:table-cell>
          <table:table-cell office:value-type="float" office:value="2.44204766666667" calcext:value-type="float">
            <text:p>2.44205</text:p>
          </table:table-cell>
          <table:table-cell office:value-type="float" office:value="4.096115" calcext:value-type="float">
            <text:p>4.0961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899583333333" calcext:value-type="float">
            <text:p>2.259</text:p>
          </table:table-cell>
          <table:table-cell office:value-type="float" office:value="2.35873666666667" calcext:value-type="float">
            <text:p>2.35874</text:p>
          </table:table-cell>
          <table:table-cell office:value-type="float" office:value="3.812805" calcext:value-type="float">
            <text:p>3.8128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04085" calcext:value-type="float">
            <text:p>2.25041</text:p>
          </table:table-cell>
          <table:table-cell office:value-type="float" office:value="2.30189475" calcext:value-type="float">
            <text:p>2.30189</text:p>
          </table:table-cell>
          <table:table-cell office:value-type="float" office:value="3.70074" calcext:value-type="float">
            <text:p>3.7007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4498" calcext:value-type="float">
            <text:p>2.2445</text:p>
          </table:table-cell>
          <table:table-cell office:value-type="float" office:value="2.35406216666667" calcext:value-type="float">
            <text:p>2.35406</text:p>
          </table:table-cell>
          <table:table-cell office:value-type="float" office:value="4.228157" calcext:value-type="float">
            <text:p>4.2281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3586641666667" calcext:value-type="float">
            <text:p>2.23587</text:p>
          </table:table-cell>
          <table:table-cell office:value-type="float" office:value="2.28590933333333" calcext:value-type="float">
            <text:p>2.28591</text:p>
          </table:table-cell>
          <table:table-cell office:value-type="float" office:value="3.597843" calcext:value-type="float">
            <text:p>3.5978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23484775" calcext:value-type="float">
            <text:p>2.23485</text:p>
          </table:table-cell>
          <table:table-cell office:value-type="float" office:value="2.35619233333333" calcext:value-type="float">
            <text:p>2.35619</text:p>
          </table:table-cell>
          <table:table-cell office:value-type="float" office:value="3.788782" calcext:value-type="float">
            <text:p>3.7887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285416666667" calcext:value-type="float">
            <text:p>2.23285</text:p>
          </table:table-cell>
          <table:table-cell office:value-type="float" office:value="2.32457" calcext:value-type="float">
            <text:p>2.32457</text:p>
          </table:table-cell>
          <table:table-cell office:value-type="float" office:value="4.115465" calcext:value-type="float">
            <text:p>4.1154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914941666667" calcext:value-type="float">
            <text:p>2.22915</text:p>
          </table:table-cell>
          <table:table-cell office:value-type="float" office:value="2.27031066666667" calcext:value-type="float">
            <text:p>2.27031</text:p>
          </table:table-cell>
          <table:table-cell office:value-type="float" office:value="3.739558" calcext:value-type="float">
            <text:p>3.7395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032766666667" calcext:value-type="float">
            <text:p>2.16033</text:p>
          </table:table-cell>
          <table:table-cell office:value-type="float" office:value="2.2239985" calcext:value-type="float">
            <text:p>2.224</text:p>
          </table:table-cell>
          <table:table-cell office:value-type="float" office:value="3.178289" calcext:value-type="float">
            <text:p>3.1782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361041666667" calcext:value-type="float">
            <text:p>2.22361</text:p>
          </table:table-cell>
          <table:table-cell office:value-type="float" office:value="2.29110958333333" calcext:value-type="float">
            <text:p>2.29111</text:p>
          </table:table-cell>
          <table:table-cell office:value-type="float" office:value="3.597165" calcext:value-type="float">
            <text:p>3.5971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2307833333333" calcext:value-type="float">
            <text:p>2.22308</text:p>
          </table:table-cell>
          <table:table-cell office:value-type="float" office:value="2.24197083333333" calcext:value-type="float">
            <text:p>2.24197</text:p>
          </table:table-cell>
          <table:table-cell office:value-type="float" office:value="2.786339" calcext:value-type="float">
            <text:p>2.7863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023575" calcext:value-type="float">
            <text:p>2.22024</text:p>
          </table:table-cell>
          <table:table-cell office:value-type="float" office:value="2.22742033333333" calcext:value-type="float">
            <text:p>2.22742</text:p>
          </table:table-cell>
          <table:table-cell office:value-type="float" office:value="3.361666" calcext:value-type="float">
            <text:p>3.3616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21769541666667" calcext:value-type="float">
            <text:p>2.2177</text:p>
          </table:table-cell>
          <table:table-cell office:value-type="float" office:value="2.26007583333333" calcext:value-type="float">
            <text:p>2.26008</text:p>
          </table:table-cell>
          <table:table-cell office:value-type="float" office:value="3.629985" calcext:value-type="float">
            <text:p>3.6299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766416666667" calcext:value-type="float">
            <text:p>2.21766</text:p>
          </table:table-cell>
          <table:table-cell office:value-type="float" office:value="2.25123333333333" calcext:value-type="float">
            <text:p>2.25123</text:p>
          </table:table-cell>
          <table:table-cell office:value-type="float" office:value="3.297141" calcext:value-type="float">
            <text:p>3.2971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.21547741666667" calcext:value-type="float">
            <text:p>2.21548</text:p>
          </table:table-cell>
          <table:table-cell office:value-type="float" office:value="2.38712908333333" calcext:value-type="float">
            <text:p>2.38713</text:p>
          </table:table-cell>
          <table:table-cell office:value-type="float" office:value="3.956013" calcext:value-type="float">
            <text:p>3.9560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1242891666667" calcext:value-type="float">
            <text:p>2.21243</text:p>
          </table:table-cell>
          <table:table-cell office:value-type="float" office:value="2.30070016666667" calcext:value-type="float">
            <text:p>2.3007</text:p>
          </table:table-cell>
          <table:table-cell office:value-type="float" office:value="3.461566" calcext:value-type="float">
            <text:p>3.4615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218291666667" calcext:value-type="float">
            <text:p>2.21218</text:p>
          </table:table-cell>
          <table:table-cell office:value-type="float" office:value="2.33728583333333" calcext:value-type="float">
            <text:p>2.33729</text:p>
          </table:table-cell>
          <table:table-cell office:value-type="float" office:value="3.495705" calcext:value-type="float">
            <text:p>3.4957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897641666667" calcext:value-type="float">
            <text:p>2.20898</text:p>
          </table:table-cell>
          <table:table-cell office:value-type="float" office:value="2.26489058333333" calcext:value-type="float">
            <text:p>2.26489</text:p>
          </table:table-cell>
          <table:table-cell office:value-type="float" office:value="3.121116" calcext:value-type="float">
            <text:p>3.1211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018216666667" calcext:value-type="float">
            <text:p>2.20018</text:p>
          </table:table-cell>
          <table:table-cell office:value-type="float" office:value="2.22250758333333" calcext:value-type="float">
            <text:p>2.22251</text:p>
          </table:table-cell>
          <table:table-cell office:value-type="float" office:value="2.960895" calcext:value-type="float">
            <text:p>2.960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696675" calcext:value-type="float">
            <text:p>2.19697</text:p>
          </table:table-cell>
          <table:table-cell office:value-type="float" office:value="2.3066505" calcext:value-type="float">
            <text:p>2.30665</text:p>
          </table:table-cell>
          <table:table-cell office:value-type="float" office:value="3.138198" calcext:value-type="float">
            <text:p>3.138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430183333333" calcext:value-type="float">
            <text:p>2.1943</text:p>
          </table:table-cell>
          <table:table-cell office:value-type="float" office:value="2.22581266666667" calcext:value-type="float">
            <text:p>2.22581</text:p>
          </table:table-cell>
          <table:table-cell office:value-type="float" office:value="3.403284" calcext:value-type="float">
            <text:p>3.4032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.19125966666667" calcext:value-type="float">
            <text:p>2.19126</text:p>
          </table:table-cell>
          <table:table-cell office:value-type="float" office:value="2.28660883333333" calcext:value-type="float">
            <text:p>2.28661</text:p>
          </table:table-cell>
          <table:table-cell office:value-type="float" office:value="3.311853" calcext:value-type="float">
            <text:p>3.3118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90778" calcext:value-type="float">
            <text:p>2.19078</text:p>
          </table:table-cell>
          <table:table-cell office:value-type="float" office:value="2.28801341666667" calcext:value-type="float">
            <text:p>2.28801</text:p>
          </table:table-cell>
          <table:table-cell office:value-type="float" office:value="3.29378" calcext:value-type="float">
            <text:p>3.2937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8822375" calcext:value-type="float">
            <text:p>2.18822</text:p>
          </table:table-cell>
          <table:table-cell office:value-type="float" office:value="2.16212083333333" calcext:value-type="float">
            <text:p>2.16212</text:p>
          </table:table-cell>
          <table:table-cell office:value-type="float" office:value="2.996038" calcext:value-type="float">
            <text:p>2.9960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4872" calcext:value-type="float">
            <text:p>2.18487</text:p>
          </table:table-cell>
          <table:table-cell office:value-type="float" office:value="2.18192366666667" calcext:value-type="float">
            <text:p>2.18192</text:p>
          </table:table-cell>
          <table:table-cell office:value-type="float" office:value="2.939384" calcext:value-type="float">
            <text:p>2.9393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7934883333333" calcext:value-type="float">
            <text:p>2.17935</text:p>
          </table:table-cell>
          <table:table-cell office:value-type="float" office:value="2.338518" calcext:value-type="float">
            <text:p>2.33852</text:p>
          </table:table-cell>
          <table:table-cell office:value-type="float" office:value="3.0436" calcext:value-type="float">
            <text:p>3.043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7893833333333" calcext:value-type="float">
            <text:p>2.17894</text:p>
          </table:table-cell>
          <table:table-cell office:value-type="float" office:value="2.17814375" calcext:value-type="float">
            <text:p>2.17814</text:p>
          </table:table-cell>
          <table:table-cell office:value-type="float" office:value="3.093499" calcext:value-type="float">
            <text:p>3.093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7892158333333" calcext:value-type="float">
            <text:p>2.17892</text:p>
          </table:table-cell>
          <table:table-cell office:value-type="float" office:value="2.2154195" calcext:value-type="float">
            <text:p>2.21542</text:p>
          </table:table-cell>
          <table:table-cell office:value-type="float" office:value="2.851666" calcext:value-type="float">
            <text:p>2.8516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4310225" calcext:value-type="float">
            <text:p>2.1431</text:p>
          </table:table-cell>
          <table:table-cell office:value-type="float" office:value="2.17840933333333" calcext:value-type="float">
            <text:p>2.17841</text:p>
          </table:table-cell>
          <table:table-cell office:value-type="float" office:value="2.935813" calcext:value-type="float">
            <text:p>2.9358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7272291666667" calcext:value-type="float">
            <text:p>2.17272</text:p>
          </table:table-cell>
          <table:table-cell office:value-type="float" office:value="2.26308208333333" calcext:value-type="float">
            <text:p>2.26308</text:p>
          </table:table-cell>
          <table:table-cell office:value-type="float" office:value="2.789502" calcext:value-type="float">
            <text:p>2.789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7036283333333" calcext:value-type="float">
            <text:p>2.17036</text:p>
          </table:table-cell>
          <table:table-cell office:value-type="float" office:value="2.34248825" calcext:value-type="float">
            <text:p>2.34249</text:p>
          </table:table-cell>
          <table:table-cell office:value-type="float" office:value="2.859028" calcext:value-type="float">
            <text:p>2.8590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7026441666667" calcext:value-type="float">
            <text:p>2.17026</text:p>
          </table:table-cell>
          <table:table-cell office:value-type="float" office:value="2.15497566666667" calcext:value-type="float">
            <text:p>2.15498</text:p>
          </table:table-cell>
          <table:table-cell office:value-type="float" office:value="2.673256" calcext:value-type="float">
            <text:p>2.6732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912475" calcext:value-type="float">
            <text:p>2.16912</text:p>
          </table:table-cell>
          <table:table-cell office:value-type="float" office:value="2.2872985" calcext:value-type="float">
            <text:p>2.2873</text:p>
          </table:table-cell>
          <table:table-cell office:value-type="float" office:value="2.827368" calcext:value-type="float">
            <text:p>2.8273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6888441666667" calcext:value-type="float">
            <text:p>2.16888</text:p>
          </table:table-cell>
          <table:table-cell office:value-type="float" office:value="2.22880066666667" calcext:value-type="float">
            <text:p>2.2288</text:p>
          </table:table-cell>
          <table:table-cell office:value-type="float" office:value="2.855185" calcext:value-type="float">
            <text:p>2.8551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6864583333333" calcext:value-type="float">
            <text:p>2.16865</text:p>
          </table:table-cell>
          <table:table-cell office:value-type="float" office:value="2.21146291666667" calcext:value-type="float">
            <text:p>2.21146</text:p>
          </table:table-cell>
          <table:table-cell office:value-type="float" office:value="3.036339" calcext:value-type="float">
            <text:p>3.0363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779625" calcext:value-type="float">
            <text:p>2.1578</text:p>
          </table:table-cell>
          <table:table-cell office:value-type="float" office:value="2.30980791666667" calcext:value-type="float">
            <text:p>2.30981</text:p>
          </table:table-cell>
          <table:table-cell office:value-type="float" office:value="2.835758" calcext:value-type="float">
            <text:p>2.8357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5291983333333" calcext:value-type="float">
            <text:p>2.15292</text:p>
          </table:table-cell>
          <table:table-cell office:value-type="float" office:value="2.19431316666667" calcext:value-type="float">
            <text:p>2.19431</text:p>
          </table:table-cell>
          <table:table-cell office:value-type="float" office:value="2.780892" calcext:value-type="float">
            <text:p>2.7808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427275" calcext:value-type="float">
            <text:p>2.16427</text:p>
          </table:table-cell>
          <table:table-cell office:value-type="float" office:value="2.15031941666667" calcext:value-type="float">
            <text:p>2.15032</text:p>
          </table:table-cell>
          <table:table-cell office:value-type="float" office:value="2.96873" calcext:value-type="float">
            <text:p>2.9687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.1315175" calcext:value-type="float">
            <text:p>2.13152</text:p>
          </table:table-cell>
          <table:table-cell office:value-type="float" office:value="2.15649833333333" calcext:value-type="float">
            <text:p>2.1565</text:p>
          </table:table-cell>
          <table:table-cell office:value-type="float" office:value="2.749633" calcext:value-type="float">
            <text:p>2.7496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3133608333333" calcext:value-type="float">
            <text:p>2.13134</text:p>
          </table:table-cell>
          <table:table-cell office:value-type="float" office:value="2.26217025" calcext:value-type="float">
            <text:p>2.26217</text:p>
          </table:table-cell>
          <table:table-cell office:value-type="float" office:value="3.040531" calcext:value-type="float">
            <text:p>3.0405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3016425" calcext:value-type="float">
            <text:p>2.13016</text:p>
          </table:table-cell>
          <table:table-cell office:value-type="float" office:value="2.09244925" calcext:value-type="float">
            <text:p>2.09245</text:p>
          </table:table-cell>
          <table:table-cell office:value-type="float" office:value="2.812803" calcext:value-type="float">
            <text:p>2.812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3276175" calcext:value-type="float">
            <text:p>2.13276</text:p>
          </table:table-cell>
          <table:table-cell office:value-type="float" office:value="2.1086855" calcext:value-type="float">
            <text:p>2.10869</text:p>
          </table:table-cell>
          <table:table-cell office:value-type="float" office:value="2.548233" calcext:value-type="float">
            <text:p>2.5482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08803266666667" calcext:value-type="float">
            <text:p>2.08803</text:p>
          </table:table-cell>
          <table:table-cell office:value-type="float" office:value="2.00017391666667" calcext:value-type="float">
            <text:p>2.00017</text:p>
          </table:table-cell>
          <table:table-cell office:value-type="float" office:value="2.09323" calcext:value-type="float">
            <text:p>2.0932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A1:.A5])" office:value-type="float" office:value="2" calcext:value-type="float">
            <text:p>2</text:p>
          </table:table-cell>
          <table:table-cell table:formula="of:=SUM([.B1:.B5])" office:value-type="float" office:value="4" calcext:value-type="float">
            <text:p>4</text:p>
          </table:table-cell>
          <table:table-cell table:formula="of:=SUM([.C1:.C5])" office:value-type="float" office:value="1" calcext:value-type="float">
            <text:p>1</text:p>
          </table:table-cell>
          <table:table-cell table:formula="of:=SUM([.D1:.D5])" office:value-type="float" office:value="2" calcext:value-type="float">
            <text:p>2</text:p>
          </table:table-cell>
          <table:table-cell table:formula="of:=SUM([.E1:.E5])" office:value-type="float" office:value="1" calcext:value-type="float">
            <text:p>1</text:p>
          </table:table-cell>
          <table:table-cell table:formula="of:=SUM([.F1:.F5])" office:value-type="float" office:value="4" calcext:value-type="float">
            <text:p>4</text:p>
          </table:table-cell>
          <table:table-cell table:formula="of:=SUM([.G1:.G5])" office:value-type="float" office:value="1" calcext:value-type="float">
            <text:p>1</text:p>
          </table:table-cell>
          <table:table-cell table:formula="of:=SUM([.H1:.H5])" office:value-type="float" office:value="3" calcext:value-type="float">
            <text:p>3</text:p>
          </table:table-cell>
          <table:table-cell table:formula="of:=SUM([.I1:.I5])" office:value-type="float" office:value="2" calcext:value-type="float">
            <text:p>2</text:p>
          </table:table-cell>
          <table:table-cell table:formula="of:=SUM([.J1:.J5])" office:value-type="float" office:value="2" calcext:value-type="float">
            <text:p>2</text:p>
          </table:table-cell>
          <table:table-cell table:formula="of:=SUM([.K1:.K5])" office:value-type="float" office:value="2" calcext:value-type="float">
            <text:p>2</text:p>
          </table:table-cell>
          <table:table-cell table:formula="of:=SUM([.L1:.L5])" office:value-type="float" office:value="1" calcext:value-type="float">
            <text:p>1</text:p>
          </table:table-cell>
          <table:table-cell table:formula="of:=SUM([.M1:.M5])" office:value-type="float" office:value="2" calcext:value-type="float">
            <text:p>2</text:p>
          </table:table-cell>
          <table:table-cell table:formula="of:=SUM([.N1:.N5])" office:value-type="float" office:value="2" calcext:value-type="float">
            <text:p>2</text:p>
          </table:table-cell>
          <table:table-cell table:formula="of:=SUM([.O1:.O5])" office:value-type="float" office:value="0" calcext:value-type="float">
            <text:p>0</text:p>
          </table:table-cell>
          <table:table-cell table:formula="of:=SUM([.P1:.P5])" office:value-type="float" office:value="2" calcext:value-type="float">
            <text:p>2</text:p>
          </table:table-cell>
          <table:table-cell table:formula="of:=SUM([.Q1:.Q5])" office:value-type="float" office:value="3" calcext:value-type="float">
            <text:p>3</text:p>
          </table:table-cell>
          <table:table-cell table:formula="of:=SUM([.R1:.R5])" office:value-type="float" office:value="2" calcext:value-type="float">
            <text:p>2</text:p>
          </table:table-cell>
          <table:table-cell table:formula="of:=SUM([.S1:.S5])" office:value-type="float" office:value="1" calcext:value-type="float">
            <text:p>1</text:p>
          </table:table-cell>
          <table:table-cell table:formula="of:=SUM([.T1:.T5])" office:value-type="float" office:value="1" calcext:value-type="float">
            <text:p>1</text:p>
          </table:table-cell>
          <table:table-cell table:formula="of:=SUM([.U1:.U5])" office:value-type="float" office:value="3" calcext:value-type="float">
            <text:p>3</text:p>
          </table:table-cell>
          <table:table-cell table:formula="of:=SUM([.V1:.V5])" office:value-type="float" office:value="3" calcext:value-type="float">
            <text:p>3</text:p>
          </table:table-cell>
          <table:table-cell table:formula="of:=SUM([.W1:.W5])" office:value-type="float" office:value="4" calcext:value-type="float">
            <text:p>4</text:p>
          </table:table-cell>
          <table:table-cell table:formula="of:=SUM([.X1:.X5])" office:value-type="float" office:value="4" calcext:value-type="float">
            <text:p>4</text:p>
          </table:table-cell>
          <table:table-cell table:formula="of:=SUM([.Y1:.Y5])" office:value-type="float" office:value="3" calcext:value-type="float">
            <text:p>3</text:p>
          </table:table-cell>
          <table:table-cell table:formula="of:=SUM([.Z1:.Z5])" office:value-type="float" office:value="5" calcext:value-type="float">
            <text:p>5</text:p>
          </table:table-cell>
          <table:table-cell table:formula="of:=SUM([.AA1:.AA5])" office:value-type="float" office:value="2" calcext:value-type="float">
            <text:p>2</text:p>
          </table:table-cell>
          <table:table-cell table:formula="of:=SUM([.AB1:.AB5])" office:value-type="float" office:value="2" calcext:value-type="float">
            <text:p>2</text:p>
          </table:table-cell>
          <table:table-cell table:formula="of:=SUM([.AC1:.AC5])" office:value-type="float" office:value="3" calcext:value-type="float">
            <text:p>3</text:p>
          </table:table-cell>
          <table:table-cell table:formula="of:=SUM([.AD1:.AD5])" office:value-type="float" office:value="4" calcext:value-type="float">
            <text:p>4</text:p>
          </table:table-cell>
          <table:table-cell table:formula="of:=SUM([.AE1:.AE5])" office:value-type="float" office:value="3" calcext:value-type="float">
            <text:p>3</text:p>
          </table:table-cell>
          <table:table-cell table:formula="of:=SUM([.AF1:.AF5])" office:value-type="float" office:value="3" calcext:value-type="float">
            <text:p>3</text:p>
          </table:table-cell>
          <table:table-cell table:formula="of:=SUM([.AG1:.AG5])" office:value-type="float" office:value="2" calcext:value-type="float">
            <text:p>2</text:p>
          </table:table-cell>
          <table:table-cell table:formula="of:=SUM([.AH1:.AH5])" office:value-type="float" office:value="4" calcext:value-type="float">
            <text:p>4</text:p>
          </table:table-cell>
          <table:table-cell table:formula="of:=SUM([.AI1:.AI5])" office:value-type="float" office:value="3" calcext:value-type="float">
            <text:p>3</text:p>
          </table:table-cell>
          <table:table-cell table:formula="of:=SUM([.AJ1:.AJ5])" office:value-type="float" office:value="2" calcext:value-type="float">
            <text:p>2</text:p>
          </table:table-cell>
          <table:table-cell table:formula="of:=SUM([.AK1:.AK5])" office:value-type="float" office:value="3" calcext:value-type="float">
            <text:p>3</text:p>
          </table:table-cell>
          <table:table-cell table:formula="of:=SUM([.AL1:.AL5])" office:value-type="float" office:value="2" calcext:value-type="float">
            <text:p>2</text:p>
          </table:table-cell>
          <table:table-cell table:formula="of:=SUM([.AM1:.AM5])" office:value-type="float" office:value="4" calcext:value-type="float">
            <text:p>4</text:p>
          </table:table-cell>
          <table:table-cell table:formula="of:=SUM([.AN1:.AN5])" office:value-type="float" office:value="3" calcext:value-type="float">
            <text:p>3</text:p>
          </table:table-cell>
          <table:table-cell table:formula="of:=SUM([.AO1:.AO5])" office:value-type="float" office:value="3" calcext:value-type="float">
            <text:p>3</text:p>
          </table:table-cell>
          <table:table-cell table:formula="of:=SUM([.AP1:.AP5])" office:value-type="float" office:value="2" calcext:value-type="float">
            <text:p>2</text:p>
          </table:table-cell>
          <table:table-cell table:formula="of:=SUM([.AQ1:.AQ5])" office:value-type="float" office:value="2" calcext:value-type="float">
            <text:p>2</text:p>
          </table:table-cell>
          <table:table-cell table:formula="of:=SUM([.AR1:.AR5])" office:value-type="float" office:value="1" calcext:value-type="float">
            <text:p>1</text:p>
          </table:table-cell>
          <table:table-cell table:formula="of:=SUM([.AS1:.AS5])" office:value-type="float" office:value="2" calcext:value-type="float">
            <text:p>2</text:p>
          </table:table-cell>
          <table:table-cell table:formula="of:=SUM([.AT1:.AT5])" office:value-type="float" office:value="1" calcext:value-type="float">
            <text:p>1</text:p>
          </table:table-cell>
          <table:table-cell table:formula="of:=SUM([.AU1:.AU5])" office:value-type="float" office:value="2" calcext:value-type="float">
            <text:p>2</text:p>
          </table:table-cell>
          <table:table-cell table:formula="of:=SUM([.AV1:.AV5])" office:value-type="float" office:value="4" calcext:value-type="float">
            <text:p>4</text:p>
          </table:table-cell>
          <table:table-cell table:formula="of:=SUM([.AW1:.AW5])" office:value-type="float" office:value="2" calcext:value-type="float">
            <text:p>2</text:p>
          </table:table-cell>
          <table:table-cell table:formula="of:=SUM([.AX1:.AX5])" office:value-type="float" office:value="3" calcext:value-type="float">
            <text:p>3</text:p>
          </table:table-cell>
          <table:table-cell table:formula="of:=SUM([.AY1:.AY5])" office:value-type="float" office:value="1" calcext:value-type="float">
            <text:p>1</text:p>
          </table:table-cell>
          <table:table-cell table:formula="of:=SUM([.AZ1:.AZ5])" office:value-type="float" office:value="3" calcext:value-type="float">
            <text:p>3</text:p>
          </table:table-cell>
          <table:table-cell table:formula="of:=SUM([.BA1:.BA5])" office:value-type="float" office:value="4" calcext:value-type="float">
            <text:p>4</text:p>
          </table:table-cell>
          <table:table-cell table:formula="of:=SUM([.BB1:.BB5])" office:value-type="float" office:value="3" calcext:value-type="float">
            <text:p>3</text:p>
          </table:table-cell>
          <table:table-cell table:formula="of:=SUM([.BC1:.BC5])" office:value-type="float" office:value="4" calcext:value-type="float">
            <text:p>4</text:p>
          </table:table-cell>
          <table:table-cell table:formula="of:=SUM([.BD1:.BD5])" office:value-type="float" office:value="3" calcext:value-type="float">
            <text:p>3</text:p>
          </table:table-cell>
          <table:table-cell table:formula="of:=SUM([.BE1:.BE5])" office:value-type="float" office:value="2" calcext:value-type="float">
            <text:p>2</text:p>
          </table:table-cell>
          <table:table-cell table:formula="of:=SUM([.BF1:.BF5])" office:value-type="float" office:value="2" calcext:value-type="float">
            <text:p>2</text:p>
          </table:table-cell>
          <table:table-cell table:formula="of:=SUM([.BG1:.BG5])" office:value-type="float" office:value="4" calcext:value-type="float">
            <text:p>4</text:p>
          </table:table-cell>
          <table:table-cell table:formula="of:=SUM([.BH1:.BH5])" office:value-type="float" office:value="1" calcext:value-type="float">
            <text:p>1</text:p>
          </table:table-cell>
          <table:table-cell table:formula="of:=SUM([.BI1:.BI5])" office:value-type="float" office:value="1" calcext:value-type="float">
            <text:p>1</text:p>
          </table:table-cell>
          <table:table-cell table:formula="of:=SUM([.BJ1:.BJ5])" office:value-type="float" office:value="4" calcext:value-type="float">
            <text:p>4</text:p>
          </table:table-cell>
          <table:table-cell table:formula="of:=SUM([.BK1:.BK5])" office:value-type="float" office:value="2" calcext:value-type="float">
            <text:p>2</text:p>
          </table:table-cell>
          <table:table-cell table:formula="of:=SUM([.BL1:.BL5])" office:value-type="float" office:value="2" calcext:value-type="float">
            <text:p>2</text:p>
          </table:table-cell>
          <table:table-cell table:formula="of:=SUM([.BM1:.BM5])" office:value-type="float" office:value="3" calcext:value-type="float">
            <text:p>3</text:p>
          </table:table-cell>
          <table:table-cell table:formula="of:=SUM([.BN1:.BN5])" office:value-type="float" office:value="3" calcext:value-type="float">
            <text:p>3</text:p>
          </table:table-cell>
          <table:table-cell table:formula="of:=SUM([.BO1:.BO5])" office:value-type="float" office:value="1" calcext:value-type="float">
            <text:p>1</text:p>
          </table:table-cell>
          <table:table-cell table:formula="of:=SUM([.BP1:.BP5])" office:value-type="float" office:value="4" calcext:value-type="float">
            <text:p>4</text:p>
          </table:table-cell>
          <table:table-cell table:formula="of:=SUM([.BQ1:.BQ5])" office:value-type="float" office:value="3" calcext:value-type="float">
            <text:p>3</text:p>
          </table:table-cell>
          <table:table-cell table:formula="of:=SUM([.BR1:.BR5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6T20:33:48.425467914</dc:date>
    <meta:document-statistic meta:table-count="1" meta:cell-count="4636" meta:object-count="0"/>
    <meta:generator>LibreOffice/4.2.8.2$Linux_X86_64 LibreOffice_project/420m0$Build-2</meta:generator>
  </office:meta>
</office:document-meta>
</file>